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PublicationTests.beanEven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ventPublicationTests.aliasEven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Public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PublicationTests.importEven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PublicationTests.defaultsEven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